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9.7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4">
      <style:text-properties fo:font-size="8pt" style:font-size-asian="8pt" style:font-size-complex="8pt"/>
    </style:style>
    <style:style style:name="ce6" style:family="table-cell" style:parent-style-name="Vírgula" style:data-style-name="N110"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I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56" table:default-cell-style-name="ce4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7" office:value-type="string" calcext:value-type="string" table:number-columns-spanned="2" table:number-rows-spanned="1">
            <office:annotation draw:style-name="gr1" draw:text-style-name="P2" svg:width="6.085cm" svg:height="2.064cm" svg:x="13.891cm" svg:y="0.026cm" draw:caption-point-x="14.912cm" draw:caption-point-y="-0.016cm">
              <dc:creator>Guilherme Nunes</dc:creator>
              <dc:date>2021-01-27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office:annotation draw:style-name="gr1" draw:text-style-name="P2" svg:width="6.191cm" svg:height="1.773cm" svg:x="13.229cm" svg:y="0.026cm" draw:caption-point-x="20.548cm" draw:caption-point-y="-0.016cm">
              <dc:creator>Guilherme Nunes</dc:creator>
              <dc:date>2021-01-27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8"/>
          <table:table-cell table:number-columns-repeated="1015"/>
        </table:table-row>
        <table:table-row table:style-name="ro2">
          <table:covered-table-cell table:number-columns-repeated="4" table:style-name="ce8"/>
          <table:table-cell table:style-name="ce5" office:value-type="string" calcext:value-type="string">
            <text:p>Auxílio Alimentação</text:p>
          </table:table-cell>
          <table:table-cell table:style-name="ce5" office:value-type="string" calcext:value-type="string">
            <text:p>Férias em Pecúnia</text:p>
          </table:table-cell>
          <table:table-cell table:style-name="ce5" office:value-type="string" calcext:value-type="string">
            <text:p>Gratificação Cumulativa</text:p>
          </table:table-cell>
          <table:table-cell table:style-name="ce5" office:value-type="string" calcext:value-type="string">
            <text:p>Gratificação de Natureza Especial</text:p>
          </table:table-cell>
          <table:table-cell table:style-name="ce5" office:value-type="string" calcext:value-type="string">
            <text:p>Gratificação de Grupo de Atuação Especial</text:p>
          </table:table-cell>
          <table:table-cell table:number-columns-repeated="1015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ADELMO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12" office:value-type="float" office:value="960" calcext:value-type="float">
            <text:p>960,00 </text:p>
          </table:table-cell>
          <table:table-cell table:style-name="ce12" office:value-type="float" office:value="29945.86" calcext:value-type="float">
            <text:p>29.945,86 </text:p>
          </table:table-cell>
          <table:table-cell table:style-name="ce12" office:value-type="float" office:value="0" calcext:value-type="float">
            <text:p>0,00 </text:p>
          </table:table-cell>
          <table:table-cell table:style-name="ce12" office:value-type="float" office:value="1684.44" calcext:value-type="float">
            <text:p>1.684,44 </text:p>
          </table:table-cell>
          <table:table-cell table:style-name="ce12" office:value-type="float" office:value="0" calcext:value-type="float">
            <text:p>0,00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3"/>
          <table:table-cell table:style-name="ce6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number:number number:decimal-places="2" loext:min-decimal-places="2" number:min-integer-digits="1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56:21.4880018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06:43Z</meta:creation-date>
    <dc:date>2021-02-08T14:57:37.073774438</dc:date>
    <meta:editing-duration>PT2M14S</meta:editing-duration>
    <meta:editing-cycles>2</meta:editing-cycles>
    <meta:document-statistic meta:table-count="1" meta:cell-count="23" meta:object-count="0"/>
  </office:meta>
</office:document-meta>
</file>